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R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R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Last 3</text:p>
          </table:table-cell>
          <table:table-cell table:style-name="ce1" office:value-type="string" calcext:value-type="string">
            <text:p>Last 1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Away</text:p>
          </table:table-cell>
          <table:table-cell table:style-name="ce1" office:value-type="float" office:value="2013" calcext:value-type="float">
            <text:p>2013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rizona</text:p>
          </table:table-cell>
          <table:table-cell office:value-type="percentage" office:value="0.3077" calcext:value-type="percentage">
            <text:p>30.77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2" calcext:value-type="percentage">
            <text:p>52.00%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lanta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" calcext:value-type="percentage">
            <text:p>50.00%</text:p>
          </table:table-cell>
          <table:table-cell table:style-name="ce1" office:value-type="string" calcext:value-type="string">
            <text:p>--</text:p>
          </table:table-cell>
          <table:table-cell office:value-type="percentage" office:value="0.8571" calcext:value-type="percentage">
            <text:p>85.71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192" calcext:value-type="percentage">
            <text:p>51.92%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altimore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7273" calcext:value-type="percentage">
            <text:p>72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6154" calcext:value-type="percentage">
            <text:p>61.54%</text:p>
          </table:table-cell>
          <table:table-cell office:value-type="percentage" office:value="0.4615" calcext:value-type="percentage">
            <text:p>46.15%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ffalo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773" calcext:value-type="percentage">
            <text:p>47.73%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rolina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85" calcext:value-type="percentage">
            <text:p>53.85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7143" calcext:value-type="percentage">
            <text:p>71.43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5208" calcext:value-type="percentage">
            <text:p>52.08%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icago</text:p>
          </table:table-cell>
          <table:table-cell office:value-type="percentage" office:value="0.6818" calcext:value-type="percentage">
            <text:p>68.18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5833" calcext:value-type="percentage">
            <text:p>58.33%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incinnati</text:p>
          </table:table-cell>
          <table:table-cell office:value-type="percentage" office:value="0.5625" calcext:value-type="percentage">
            <text:p>56.25%</text:p>
          </table:table-cell>
          <table:table-cell office:value-type="percentage" office:value="0.6364" calcext:value-type="percentage">
            <text:p>63.6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143" calcext:value-type="percentage">
            <text:p>71.43%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eveland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8182" calcext:value-type="percentage">
            <text:p>81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273" calcext:value-type="percentage">
            <text:p>72.73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278" calcext:value-type="percentage">
            <text:p>52.78%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llas</text:p>
          </table:table-cell>
          <table:table-cell office:value-type="percentage" office:value="0.619" calcext:value-type="percentage">
            <text:p>61.9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64" calcext:value-type="percentage">
            <text:p>63.64%</text:p>
          </table:table-cell>
          <table:table-cell office:value-type="percentage" office:value="0.6863" calcext:value-type="percentage">
            <text:p>68.63%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nver</text:p>
          </table:table-cell>
          <table:table-cell table:number-columns-repeated="2" office:value-type="percentage" office:value="0.75" calcext:value-type="percentage">
            <text:p>75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8182" calcext:value-type="percentage">
            <text:p>81.82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215" calcext:value-type="percentage">
            <text:p>72.15%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troit</text:p>
          </table:table-cell>
          <table:table-cell office:value-type="percentage" office:value="0.6429" calcext:value-type="percentage">
            <text:p>64.29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625" calcext:value-type="percentage">
            <text:p>62.50%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n Bay</text:p>
          </table:table-cell>
          <table:table-cell office:value-type="percentage" office:value="0.6957" calcext:value-type="percentage">
            <text:p>69.57%</text:p>
          </table:table-cell>
          <table:table-cell office:value-type="percentage" office:value="0.7857" calcext:value-type="percentage">
            <text:p>78.5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072" calcext:value-type="percentage">
            <text:p>50.72%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ouston</text:p>
          </table:table-cell>
          <table:table-cell office:value-type="percentage" office:value="0.5625" calcext:value-type="percentage">
            <text:p>56.25%</text:p>
          </table:table-cell>
          <table:table-cell office:value-type="percentage" office:value="0.7143" calcext:value-type="percentage">
            <text:p>71.4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878" calcext:value-type="percentage">
            <text:p>48.78%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dianapolis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25" calcext:value-type="percentage">
            <text:p>56.25%</text:p>
          </table:table-cell>
          <table:table-cell table:number-columns-repeated="3" office:value-type="percentage" office:value="0.6" calcext:value-type="percentage">
            <text:p>60.00%</text:p>
          </table:table-cell>
          <table:table-cell office:value-type="percentage" office:value="0.569" calcext:value-type="percentage">
            <text:p>56.90%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cksonville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439" calcext:value-type="percentage">
            <text:p>43.90%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nsas City</text:p>
          </table:table-cell>
          <table:table-cell office:value-type="percentage" office:value="0.7059" calcext:value-type="percentage">
            <text:p>70.59%</text:p>
          </table:table-cell>
          <table:table-cell office:value-type="percentage" office:value="0.8182" calcext:value-type="percentage">
            <text:p>81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7778" calcext:value-type="percentage">
            <text:p>77.78%</text:p>
          </table:table-cell>
          <table:table-cell office:value-type="percentage" office:value="0.5968" calcext:value-type="percentage">
            <text:p>59.68%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ami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652" calcext:value-type="percentage">
            <text:p>56.52%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nnesota</text:p>
          </table:table-cell>
          <table:table-cell office:value-type="percentage" office:value="0.4375" calcext:value-type="percentage">
            <text:p>43.75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5208" calcext:value-type="percentage">
            <text:p>52.08%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w England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811" calcext:value-type="percentage">
            <text:p>58.11%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 Orleans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6364" calcext:value-type="percentage">
            <text:p>63.64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6923" calcext:value-type="percentage">
            <text:p>69.23%</text:p>
          </table:table-cell>
          <table:table-cell office:value-type="percentage" office:value="0.5556" calcext:value-type="percentage">
            <text:p>55.56%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Y Giants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923" calcext:value-type="percentage">
            <text:p>69.2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7273" calcext:value-type="percentage">
            <text:p>72.73%</text:p>
          </table:table-cell>
          <table:table-cell office:value-type="percentage" office:value="0.4722" calcext:value-type="percentage">
            <text:p>47.22%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Y Jets</text:p>
          </table:table-cell>
          <table:table-cell office:value-type="percentage" office:value="0.3889" calcext:value-type="percentage">
            <text:p>38.89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" calcext:value-type="percentage">
            <text:p>50.00%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akland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952" calcext:value-type="percentage">
            <text:p>59.52%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hiladelphia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5323" calcext:value-type="percentage">
            <text:p>53.23%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ittsburgh</text:p>
          </table:table-cell>
          <table:table-cell office:value-type="percentage" office:value="0.3684" calcext:value-type="percentage">
            <text:p>36.84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077" calcext:value-type="percentage">
            <text:p>30.77%</text:p>
          </table:table-cell>
          <table:table-cell office:value-type="percentage" office:value="0.5283" calcext:value-type="percentage">
            <text:p>52.83%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n Diego</text:p>
          </table:table-cell>
          <table:table-cell office:value-type="percentage" office:value="0.5652" calcext:value-type="percentage">
            <text:p>56.52%</text:p>
          </table:table-cell>
          <table:table-cell office:value-type="percentage" office:value="0.5385" calcext:value-type="percentage">
            <text:p>53.8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385" calcext:value-type="percentage">
            <text:p>53.85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152" calcext:value-type="percentage">
            <text:p>51.52%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 Francisco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5303" calcext:value-type="percentage">
            <text:p>53.03%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attle</text:p>
          </table:table-cell>
          <table:table-cell office:value-type="percentage" office:value="0.5789" calcext:value-type="percentage">
            <text:p>57.89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7143" calcext:value-type="percentage">
            <text:p>71.43%</text:p>
          </table:table-cell>
          <table:table-cell office:value-type="percentage" office:value="0.5303" calcext:value-type="percentage">
            <text:p>53.03%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 Louis</text:p>
          </table:table-cell>
          <table:table-cell office:value-type="percentage" office:value="0.5385" calcext:value-type="percentage">
            <text:p>53.85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5102" calcext:value-type="percentage">
            <text:p>51.02%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mpa Bay</text:p>
          </table:table-cell>
          <table:table-cell office:value-type="percentage" office:value="0.6316" calcext:value-type="percentage">
            <text:p>63.16%</text:p>
          </table:table-cell>
          <table:table-cell office:value-type="percentage" office:value="0.6364" calcext:value-type="percentage">
            <text:p>63.6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143" calcext:value-type="percentage">
            <text:p>51.43%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nnessee</text:p>
          </table:table-cell>
          <table:table-cell office:value-type="percentage" office:value="0.5625" calcext:value-type="percentage">
            <text:p>56.25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5714" calcext:value-type="percentage">
            <text:p>57.14%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shington</text:p>
          </table:table-cell>
          <table:table-cell office:value-type="percentage" office:value="0.6471" calcext:value-type="percentage">
            <text:p>64.71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52" calcext:value-type="percentage">
            <text:p>52.00%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R" style:display-name="PageStyle_NFL Football Stats - NFL Team 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